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Opór [kilo om]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1 pomiar</text:p>
          </table:table-cell>
          <table:table-cell office:value-type="string" calcext:value-type="string">
            <text:p>2 pomiar</text:p>
          </table:table-cell>
          <table:table-cell office:value-type="string" calcext:value-type="string">
            <text:p>3 pomiar</text:p>
          </table:table-cell>
          <table:table-cell office:value-type="string" calcext:value-type="string">
            <text:p>odchylenie </text:p>
          </table:table-cell>
          <table:table-cell table:style-name="ce2" office:value-type="string" calcext:value-type="string">
            <text:p>średnia</text:p>
          </table:table-cell>
          <table:table-cell table:style-name="Default" office:value-type="string" calcext:value-type="string">
            <text:p>% odchylen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739" calcext:value-type="float">
            <text:p>46,739</text:p>
          </table:table-cell>
          <table:table-cell office:value-type="float" office:value="46.756" calcext:value-type="float">
            <text:p>46,756</text:p>
          </table:table-cell>
          <table:table-cell office:value-type="float" office:value="46.722" calcext:value-type="float">
            <text:p>46,722</text:p>
          </table:table-cell>
          <table:table-cell table:formula="of:=COM.MICROSOFT.STDEV.P([.B4:.D4])" office:value-type="float" office:value="0.0138804418757709" calcext:value-type="float">
            <text:p>0,0138804418757709</text:p>
          </table:table-cell>
          <table:table-cell table:formula="of:=AVERAGE([.B4:.D4])" office:value-type="float" office:value="46.739" calcext:value-type="float">
            <text:p>46,739</text:p>
          </table:table-cell>
          <table:table-cell table:formula="of:=([.E4]/[.F4])*100" office:value-type="float" office:value="0.0296977724721772" calcext:value-type="float">
            <text:p>0,030</text:p>
          </table:table-cell>
          <table:table-cell table:number-columns-repeated="2"/>
          <table:table-cell office:value-type="string" calcext:value-type="string">
            <text:p>Średnia wszystkich pomiaró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264" calcext:value-type="float">
            <text:p>46,264</text:p>
          </table:table-cell>
          <table:table-cell office:value-type="float" office:value="46.286" calcext:value-type="float">
            <text:p>46,286</text:p>
          </table:table-cell>
          <table:table-cell office:value-type="float" office:value="46.289" calcext:value-type="float">
            <text:p>46,289</text:p>
          </table:table-cell>
          <table:table-cell table:formula="of:=COM.MICROSOFT.STDEV.P([.B5:.D5])" office:value-type="float" office:value="0.011145502331533" calcext:value-type="float">
            <text:p>0,011145502331533</text:p>
          </table:table-cell>
          <table:table-cell table:formula="of:=AVERAGE([.B5:.D5])" office:value-type="float" office:value="46.2796666666667" calcext:value-type="float">
            <text:p>46,280</text:p>
          </table:table-cell>
          <table:table-cell table:formula="of:=([.E5]/[.F5])*100" office:value-type="float" office:value="0.0240829356265883" calcext:value-type="float">
            <text:p>0,024</text:p>
          </table:table-cell>
          <table:table-cell table:number-columns-repeated="2"/>
          <table:table-cell table:style-name="ce6" table:formula="of:=AVERAGE([.F4:.F15])" office:value-type="float" office:value="46.4716666666667" calcext:value-type="float">
            <text:p>46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495" calcext:value-type="float">
            <text:p>46,495</text:p>
          </table:table-cell>
          <table:table-cell office:value-type="float" office:value="46.503" calcext:value-type="float">
            <text:p>46,503</text:p>
          </table:table-cell>
          <table:table-cell office:value-type="float" office:value="46.507" calcext:value-type="float">
            <text:p>46,507</text:p>
          </table:table-cell>
          <table:table-cell table:formula="of:=COM.MICROSOFT.STDEV.P([.B6:.D6])" office:value-type="float" office:value="0.00498887651569899" calcext:value-type="float">
            <text:p>0,00498887651569899</text:p>
          </table:table-cell>
          <table:table-cell table:formula="of:=AVERAGE([.B6:.D6])" office:value-type="float" office:value="46.5016666666667" calcext:value-type="float">
            <text:p>46,502</text:p>
          </table:table-cell>
          <table:table-cell table:formula="of:=([.E6]/[.F6])*100" office:value-type="float" office:value="0.010728382170601" calcext:value-type="float">
            <text:p>0,0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622" calcext:value-type="float">
            <text:p>46,622</text:p>
          </table:table-cell>
          <table:table-cell office:value-type="float" office:value="46.634" calcext:value-type="float">
            <text:p>46,634</text:p>
          </table:table-cell>
          <table:table-cell office:value-type="float" office:value="46.638" calcext:value-type="float">
            <text:p>46,638</text:p>
          </table:table-cell>
          <table:table-cell table:formula="of:=COM.MICROSOFT.STDEV.P([.B7:.D7])" office:value-type="float" office:value="0.00679869268478986" calcext:value-type="float">
            <text:p>0,00679869268478986</text:p>
          </table:table-cell>
          <table:table-cell table:formula="of:=AVERAGE([.B7:.D7])" office:value-type="float" office:value="46.6313333333333" calcext:value-type="float">
            <text:p>46,631</text:p>
          </table:table-cell>
          <table:table-cell table:formula="of:=([.E7]/[.F7])*100" office:value-type="float" office:value="0.0145796660717183" calcext:value-type="float">
            <text:p>0,0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.438" calcext:value-type="float">
            <text:p>46,438</text:p>
          </table:table-cell>
          <table:table-cell office:value-type="float" office:value="46.446" calcext:value-type="float">
            <text:p>46,446</text:p>
          </table:table-cell>
          <table:table-cell office:value-type="float" office:value="46.455" calcext:value-type="float">
            <text:p>46,455</text:p>
          </table:table-cell>
          <table:table-cell table:formula="of:=COM.MICROSOFT.STDEV.P([.B8:.D8])" office:value-type="float" office:value="0.00694422221866492" calcext:value-type="float">
            <text:p>0,00694422221866492</text:p>
          </table:table-cell>
          <table:table-cell table:formula="of:=AVERAGE([.B8:.D8])" office:value-type="float" office:value="46.4463333333333" calcext:value-type="float">
            <text:p>46,446</text:p>
          </table:table-cell>
          <table:table-cell table:formula="of:=([.E8]/[.F8])*100" office:value-type="float" office:value="0.0149510665757575" calcext:value-type="float">
            <text:p>0,0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689" calcext:value-type="float">
            <text:p>46,689</text:p>
          </table:table-cell>
          <table:table-cell office:value-type="float" office:value="46.695" calcext:value-type="float">
            <text:p>46,695</text:p>
          </table:table-cell>
          <table:table-cell office:value-type="float" office:value="46.689" calcext:value-type="float">
            <text:p>46,689</text:p>
          </table:table-cell>
          <table:table-cell table:formula="of:=COM.MICROSOFT.STDEV.P([.B9:.D9])" office:value-type="float" office:value="0.0028284271247463" calcext:value-type="float">
            <text:p>0,0028284271247463</text:p>
          </table:table-cell>
          <table:table-cell table:formula="of:=AVERAGE([.B9:.D9])" office:value-type="float" office:value="46.691" calcext:value-type="float">
            <text:p>46,691</text:p>
          </table:table-cell>
          <table:table-cell table:formula="of:=([.E9]/[.F9])*100" office:value-type="float" office:value="0.00605775657995395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.335" calcext:value-type="float">
            <text:p>46,335</text:p>
          </table:table-cell>
          <table:table-cell office:value-type="float" office:value="46.339" calcext:value-type="float">
            <text:p>46,339</text:p>
          </table:table-cell>
          <table:table-cell office:value-type="float" office:value="46.343" calcext:value-type="float">
            <text:p>46,343</text:p>
          </table:table-cell>
          <table:table-cell table:formula="of:=COM.MICROSOFT.STDEV.P([.B10:.D10])" office:value-type="float" office:value="0.003265986323712" calcext:value-type="float">
            <text:p>0,003265986323712</text:p>
          </table:table-cell>
          <table:table-cell table:formula="of:=AVERAGE([.B10:.D10])" office:value-type="float" office:value="46.339" calcext:value-type="float">
            <text:p>46,339</text:p>
          </table:table-cell>
          <table:table-cell table:formula="of:=([.E10]/[.F10])*100" office:value-type="float" office:value="0.00704802935693907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.382" calcext:value-type="float">
            <text:p>46,382</text:p>
          </table:table-cell>
          <table:table-cell office:value-type="float" office:value="46.389" calcext:value-type="float">
            <text:p>46,389</text:p>
          </table:table-cell>
          <table:table-cell office:value-type="float" office:value="46.384" calcext:value-type="float">
            <text:p>46,384</text:p>
          </table:table-cell>
          <table:table-cell table:formula="of:=COM.MICROSOFT.STDEV.P([.B11:.D11])" office:value-type="float" office:value="0.00294392028877794" calcext:value-type="float">
            <text:p>0,00294392028877794</text:p>
          </table:table-cell>
          <table:table-cell table:formula="of:=AVERAGE([.B11:.D11])" office:value-type="float" office:value="46.385" calcext:value-type="float">
            <text:p>46,385</text:p>
          </table:table-cell>
          <table:table-cell table:formula="of:=([.E11]/[.F11])*100" office:value-type="float" office:value="0.00634670753212879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.539" calcext:value-type="float">
            <text:p>46,539</text:p>
          </table:table-cell>
          <table:table-cell office:value-type="float" office:value="46.535" calcext:value-type="float">
            <text:p>46,535</text:p>
          </table:table-cell>
          <table:table-cell office:value-type="float" office:value="46.538" calcext:value-type="float">
            <text:p>46,538</text:p>
          </table:table-cell>
          <table:table-cell table:formula="of:=COM.MICROSOFT.STDEV.P([.B12:.D12])" office:value-type="float" office:value="0.00169967317119921" calcext:value-type="float">
            <text:p>0,00169967317119921</text:p>
          </table:table-cell>
          <table:table-cell table:formula="of:=AVERAGE([.B12:.D12])" office:value-type="float" office:value="46.5373333333333" calcext:value-type="float">
            <text:p>46,537</text:p>
          </table:table-cell>
          <table:table-cell table:formula="of:=([.E12]/[.F12])*100" office:value-type="float" office:value="0.00365227882531417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.561" calcext:value-type="float">
            <text:p>46,561</text:p>
          </table:table-cell>
          <table:table-cell office:value-type="float" office:value="46.563" calcext:value-type="float">
            <text:p>46,563</text:p>
          </table:table-cell>
          <table:table-cell office:value-type="float" office:value="46.559" calcext:value-type="float">
            <text:p>46,559</text:p>
          </table:table-cell>
          <table:table-cell table:formula="of:=COM.MICROSOFT.STDEV.P([.B13:.D13])" office:value-type="float" office:value="0.00163299316185745" calcext:value-type="float">
            <text:p>0,00163299316185745</text:p>
          </table:table-cell>
          <table:table-cell table:formula="of:=AVERAGE([.B13:.D13])" office:value-type="float" office:value="46.561" calcext:value-type="float">
            <text:p>46,561</text:p>
          </table:table-cell>
          <table:table-cell table:formula="of:=([.E13]/[.F13])*100" office:value-type="float" office:value="0.00350721239203936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289" calcext:value-type="float">
            <text:p>46,289</text:p>
          </table:table-cell>
          <table:table-cell office:value-type="float" office:value="46.292" calcext:value-type="float">
            <text:p>46,292</text:p>
          </table:table-cell>
          <table:table-cell office:value-type="float" office:value="46.296" calcext:value-type="float">
            <text:p>46,296</text:p>
          </table:table-cell>
          <table:table-cell table:formula="of:=COM.MICROSOFT.STDEV.P([.B14:.D14])" office:value-type="float" office:value="0.00286744175567998" calcext:value-type="float">
            <text:p>0,00286744175567998</text:p>
          </table:table-cell>
          <table:table-cell table:formula="of:=AVERAGE([.B14:.D14])" office:value-type="float" office:value="46.2923333333333" calcext:value-type="float">
            <text:p>46,292</text:p>
          </table:table-cell>
          <table:table-cell table:formula="of:=([.E14]/[.F14])*100" office:value-type="float" office:value="0.00619420441616677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.249" calcext:value-type="float">
            <text:p>46,249</text:p>
          </table:table-cell>
          <table:table-cell office:value-type="float" office:value="46.258" calcext:value-type="float">
            <text:p>46,258</text:p>
          </table:table-cell>
          <table:table-cell office:value-type="float" office:value="46.262" calcext:value-type="float">
            <text:p>46,262</text:p>
          </table:table-cell>
          <table:table-cell table:formula="of:=COM.MICROSOFT.STDEV.P([.B15:.D15])" office:value-type="float" office:value="0.00543650214343275" calcext:value-type="float">
            <text:p>0,00543650214343275</text:p>
          </table:table-cell>
          <table:table-cell table:formula="of:=AVERAGE([.B15:.D15])" office:value-type="float" office:value="46.2563333333333" calcext:value-type="float">
            <text:p>46,256</text:p>
          </table:table-cell>
          <table:table-cell table:formula="of:=([.E15]/[.F15])*100" office:value-type="float" office:value="0.0117529898106193" calcext:value-type="float">
            <text:p>0,01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kondensatory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omiar 1 [pojemność]</text:p>
          </table:table-cell>
          <table:table-cell table:style-name="Default"/>
          <table:table-cell table:style-name="Default" office:value-type="string" calcext:value-type="string">
            <text:p>Pomiar 2 [opór]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23" calcext:value-type="float">
            <text:p>23,23</text:p>
          </table:table-cell>
          <table:table-cell table:style-name="Default" office:value-type="string" calcext:value-type="string">
            <text:p>[nF]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  <table:table-cell table:style-name="Default" office:value-type="string" calcext:value-type="string">
            <text:p>Średnia wszystkich pomiarów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19" calcext:value-type="float">
            <text:p>24,19</text:p>
          </table:table-cell>
          <table:table-cell table:style-name="Default" office:value-type="string" calcext:value-type="string">
            <text:p>[nF]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  <table:table-cell table:style-name="ce2" table:formula="of:= AVERAGE([.B20:.B22])" office:value-type="float" office:value="25.26" calcext:value-type="float">
            <text:p>25,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36" calcext:value-type="float">
            <text:p>28,36</text:p>
          </table:table-cell>
          <table:table-cell table:style-name="Default" office:value-type="string" calcext:value-type="string">
            <text:p>[nF]</text:p>
          </table:table-cell>
          <table:table-cell office:value-type="string" calcext:value-type="string">
            <text:p>-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zarny</text:p>
          </table:table-cell>
          <table:table-cell office:value-type="float" office:value="235.1" calcext:value-type="float">
            <text:p>235,1</text:p>
          </table:table-cell>
          <table:table-cell table:style-name="ce3" office:value-type="string" calcext:value-type="string">
            <text:p>[μF]</text:p>
          </table:table-cell>
          <table:table-cell office:value-type="string" calcext:value-type="string">
            <text:p>6,247 [MΩ]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10">
      <number:number number:decimal-places="16" number:min-decimal-places="16"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2">
      <number:number number:decimal-places="18" number:min-decimal-places="18" number:min-integer-digits="1"/>
    </number:number-style>
    <number:number-style style:name="N113">
      <number:number number:decimal-places="19" number:min-decimal-places="19"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1:27:53.907000000</meta:creation-date>
    <dc:date>2023-03-23T13:16:22.044000000</dc:date>
    <meta:editing-duration>PT1H48M27S</meta:editing-duration>
    <meta:editing-cycles>5</meta:editing-cycles>
    <meta:generator>LibreOffice/7.4.1.2$Windows_X86_64 LibreOffice_project/3c58a8f3a960df8bc8fd77b461821e42c061c5f0</meta:generator>
    <meta:document-statistic meta:table-count="1" meta:cell-count="114" meta:object-count="0"/>
  </office:meta>
</office:document-meta>
</file>